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State.getChildNodeEntries( Name nod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hasChildNodeEntry( Name nam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setSharedSet( Set 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State.notifyNodesReplac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State.setMixinTypeNames( Set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notifyNodeAdded( ChildNodeEntry add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State.getChildNodeEntry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getDefini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getShared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State.getRemovedChildNodeEnt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State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setContainer( ItemState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State.getMixinTyp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removePropertyName( Name pr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removeShare( NodeId parent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deState.copy( ItemState state , boolean syncMod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deState.setPropertyNames( Set prop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NodeState( NodeId id , Name nodeTypeName , NodeId parentId , int initialStatus , boolean isTrans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State.removeChildNodeEntry( Name nodeName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State.isShar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getAddedProperty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State.addChildNodeEntry( Name nodeName ,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State.get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getAddedChildNodeEnt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State.NodeState( NodeState overlayedState , int initialStatus , boolean isTrans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State.i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getChildNodeEntry( Name nodeNam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renameChildNodeEntry( Name oldName , int index , Name new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State.removeAllChildNode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State.getChildNode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hasChildNodeEntry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addPropertyName( Name pr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getRemovedProperty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State.containsShare( NodeId par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setNodeTypeName( Name node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notifyNodeRemoved( ChildNodeEntry remov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State.calculateMemoryFootpr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State.addShare( NodeId parent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State.hasPropertyName( Name pr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hasChildNodeEntry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getRenamedChildNodeEntri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odeState.removeAll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setDefinitionId( NodeDefId def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getReorderedChildNodeEntries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NodeState.setChildNodeEntries( List nodeEntr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State.hasChildNode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removeChildNodeEntry( Node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State.setParentId( NodeId par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ge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tate.getNode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